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style:font-size-asian="10pt" style:font-size-complex="10pt"/>
    </style:style>
    <style:style style:name="P6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8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9" style:family="paragraph" style:parent-style-name="Standard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11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12" style:family="paragraph" style:parent-style-name="Standard">
      <style:text-properties fo:font-size="10pt" fo:language="en" fo:country="GB" style:font-size-asian="10pt" style:font-size-complex="10pt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15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16" style:family="paragraph" style:parent-style-name="Standard">
      <style:paragraph-properties style:text-autospace="none"/>
      <style:text-properties fo:font-size="10pt" fo:language="en" fo:country="US" fo:font-weight="bold" style:font-size-asian="10pt" style:font-weight-asian="bold" style:font-size-complex="10pt"/>
    </style:style>
    <style:style style:name="P17" style:family="paragraph" style:parent-style-name="Standard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style:rfc-language-tag="es-ES-u-co-trad" fo:language="es" fo:country="ES" fo:font-weight="normal" fo:background-color="transparent" style:font-name-asian="Calibri" style:font-size-asian="10pt" style:font-weight-asian="bold" style:font-name-complex="Calibri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" style:font-size-asian="10pt" style:font-weight-asian="bold" style:font-name-complex="Calibri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JERCICIOS MANIPULACIÓN DE DATOS EN SQL (SELECT)</text:p>
      <text:p text:style-name="P3"/>
      <text:list xml:id="list3900003732" text:style-name="WW8Num2">
        <text:list-item>
          <text:p text:style-name="P8">Ejemplo. </text:p>
        </text:list-item>
      </text:list>
      <text:p text:style-name="P7">Seleccionamos de la tabla EMPLE a todos los empleados del departamento 20 (DEPT_NO =20). Además, la consulta debe aparecer orde­nada por APELLIDO. Los campos que hay que consultar son: número de empleado, apellido, oficio y número de departamento.</text:p>
      <text:p text:style-name="P6"/>
      <text:p text:style-name="P7"/>
      <text:p text:style-name="P19">SELECT emp_no, apellido, oficio, dept_no FROM emple WHERE dept_no=20 ORDER BY apellido;</text:p>
      <text:p text:style-name="P7"/>
      <text:p text:style-name="P7"/>
      <text:p text:style-name="P7"/>
      <text:list xml:id="list123620528284097" text:continue-numbering="true" text:style-name="WW8Num2">
        <text:list-item>
          <text:p text:style-name="P8">Ejemplo. </text:p>
        </text:list-item>
      </text:list>
      <text:p text:style-name="P7">Consulta de los empleados cuyo oficio sea 'ANALISTA' ordenado por Número de empleado (EMP_NO).</text:p>
      <text:p text:style-name="P6"/>
      <text:p text:style-name="P10"/>
      <text:p text:style-name="P20">SELECT emp_no FROM emple WHERE oficio LIKE 'ANALISTA';</text:p>
      <text:p text:style-name="P10"/>
      <text:p text:style-name="P10"/>
      <text:p text:style-name="P10"/>
      <text:list xml:id="list123619969925700" text:continue-numbering="true" text:style-name="WW8Num2">
        <text:list-item>
          <text:p text:style-name="P8">Ejemplo. </text:p>
        </text:list-item>
      </text:list>
      <text:p text:style-name="P6">Seleccionar de la tabla EMPLE aquellas filas del departamento 10 y cuyo oficio sea 'ANALISTA'. La consulta se ha de ordenar de modo des­cendente por APELLIDO y también de manera descendente por número de empleado (EMP_NO):</text:p>
      <text:p text:style-name="P6"/>
      <text:p text:style-name="P21">SELECT emp_no, apellido FROM emple WHERE dept_no=10 and oficio LIKE 'ANALISTA' ORDER BY apellido DESC, emp_no DESC;</text:p>
      <text:p text:style-name="P19"/>
      <text:p text:style-name="P6"/>
      <text:p text:style-name="P6"/>
      <text:p text:style-name="P2"/>
      <text:p text:style-name="P2"/>
      <text:list xml:id="list123619642939533" text:continue-numbering="true" text:style-name="WW8Num2">
        <text:list-item>
          <text:p text:style-name="P8">Ejemplo. </text:p>
        </text:list-item>
      </text:list>
      <text:p text:style-name="P6">Se trata de obtener la nota media de cada alumno, visualizamos por cada uno de ellos su nombre y su nota media (suma de las tres notas divi­dida entre tres):</text:p>
      <text:p text:style-name="P6"/>
      <text:p text:style-name="P9">SELECT nombre_alumno, round((nota1+nota2+nota3)/3) as media from notas_alumnos;</text:p>
      <text:p text:style-name="P6"/>
      <text:p text:style-name="P6"/>
      <text:p text:style-name="P6"/>
      <text:list xml:id="list123618973477294" text:continue-numbering="true" text:style-name="WW8Num2">
        <text:list-item>
          <text:p text:style-name="P8">Ejemplo. </text:p>
        </text:list-item>
      </text:list>
      <text:p text:style-name="P6">A partir de la tabla NOTAS_ALUMNOS, deseamos obtener aquellos nombres de alumnos que tengan un 7 en NOTA1 y cuya media sea mayor que 6</text:p>
      <text:p text:style-name="P6"/>
      <text:p text:style-name="P9">SELECT nombre_alumno from notas_alumnos WHERE nota1=7 and ((nota1+nota2+nota3)/3)&gt;6;</text:p>
      <text:p text:style-name="P6"/>
      <text:p text:style-name="P6"/>
      <text:p text:style-name="P2"/>
      <text:list xml:id="list123619002110802" text:continue-numbering="true" text:style-name="WW8Num2">
        <text:list-item>
          <text:p text:style-name="P8">Ejemplo. </text:p>
        </text:list-item>
      </text:list>
      <text:p text:style-name="P6">A partir de la tabla EMPLE, obtener aquellos apellidos que empiecen por una 'J':</text:p>
      <text:p text:style-name="P15"/>
      <text:p text:style-name="P15"/>
      <text:p text:style-name="P17">SELECT apellido from emple WHERE apellido LIKE 'J%'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23620511574112" text:continue-numbering="true" text:style-name="WW8Num2">
        <text:list-item>
          <text:p text:style-name="P8"><text:soft-page-break/>Ejemplo. </text:p>
        </text:list-item>
      </text:list>
      <text:p text:style-name="P6">Obtener aquellos apellidos que tengan una 'R' en la segunda posición:</text:p>
      <text:p text:style-name="P15"/>
      <text:p text:style-name="P18">SELECT apellido from emple WHERE apellido LIKE '_R%';</text:p>
      <text:p text:style-name="P15"/>
      <text:p text:style-name="P15"/>
      <text:p text:style-name="P15"/>
      <text:p text:style-name="P15"/>
      <text:list xml:id="list123618806448772" text:continue-numbering="true" text:style-name="WW8Num2">
        <text:list-item>
          <text:p text:style-name="P8">Ejemplo. </text:p>
        </text:list-item>
      </text:list>
      <text:p text:style-name="P6">Obtener aquellos apellidos que empiecen por 'A' y tengan una 'O' en su interior:</text:p>
      <text:p text:style-name="P6"/>
      <text:p text:style-name="P9">SELECT apellido from emple WHERE apellido LIKE 'A%O%';</text:p>
      <text:p text:style-name="P6"/>
      <text:p text:style-name="P6"/>
      <text:list xml:id="list123620160287065" text:continue-numbering="true" text:style-name="WW8Num2">
        <text:list-item>
          <text:p text:style-name="P8">Ejemplo. </text:p>
        </text:list-item>
      </text:list>
      <text:p text:style-name="P6">A continuación consideramos la tabla LIBRERÍA, obtener su descripción:</text:p>
      <text:p text:style-name="P13">desc libreria;</text:p>
      <text:p text:style-name="P15"/>
      <text:list xml:id="list123620263233865" text:continue-numbering="true" text:style-name="WW8Num2">
        <text:list-item>
          <text:p text:style-name="P8">Ejemplo. </text:p>
        </text:list-item>
      </text:list>
      <text:p text:style-name="P6">Consultamos las filas de la tabla LIBRERÍA cuyo tema sea 'Labores'; usamos el operador' = ':</text:p>
      <text:p text:style-name="P15"/>
      <text:p text:style-name="P17">SELECT * from libreria WHERE tema='Labores';</text:p>
      <text:p text:style-name="P15"/>
      <text:p text:style-name="P15"/>
      <text:p text:style-name="P15"/>
      <text:p text:style-name="P15"/>
      <text:list xml:id="list123620310264374" text:continue-numbering="true" text:style-name="WW8Num2">
        <text:list-item>
          <text:p text:style-name="P8">Ejemplo. </text:p>
        </text:list-item>
      </text:list>
      <text:p text:style-name="P6">Hacemos lo mismo, pero ahora, manejando el operador LIKE:</text:p>
      <text:p text:style-name="P10"/>
      <text:p text:style-name="P10"/>
      <text:p text:style-name="P10"/>
      <text:p text:style-name="P12"/>
      <text:p text:style-name="P12"/>
      <text:p text:style-name="P5">La consulta no devuelve nada, debido a que la columna TEMA está definida con el tipo CHAR(15). <text:s/>El tipo CHAR rellena blancos a la dere­cha hasta formar la longitud de 15 caracteres. Para que funcione la consulta tendremos que utilizar el comodín %:</text:p>
      <text:p text:style-name="P6"/>
      <text:list xml:id="list123619919025728" text:continue-numbering="true" text:style-name="WW8Num2">
        <text:list-item>
          <text:p text:style-name="P8">Ejemplo. </text:p>
        </text:list-item>
      </text:list>
      <text:p text:style-name="P6">Consultar los apellidos de la tabla EMPLE cuyo número de departamento sea 10 ó 30:</text:p>
      <text:p text:style-name="P15"/>
      <text:p text:style-name="P18"/>
      <text:p text:style-name="P18">SELECT apellido from emple WHERE dept_no=10 or dept_no=30;</text:p>
      <text:p text:style-name="P15"/>
      <text:p text:style-name="P15"/>
      <text:list xml:id="list123618845850366" text:continue-numbering="true" text:style-name="WW8Num2">
        <text:list-item>
          <text:p text:style-name="P8">Ejemplo. </text:p>
        </text:list-item>
      </text:list>
      <text:p text:style-name="P6">Consultar los apellidos de la tabla EMPLE cuyo número de departamento no sea ni 10 ni 30:</text:p>
      <text:p text:style-name="P13"/>
      <text:p text:style-name="P18">SELECT apellido from emple WHERE not dept_no=10 or not dept_no=30;</text:p>
      <text:p text:style-name="P15"/>
      <text:p text:style-name="P15"/>
      <text:p text:style-name="P15"/>
      <text:p text:style-name="P15"/>
      <text:p text:style-name="P15"/>
      <text:p text:style-name="P15"/>
      <text:list xml:id="list123620197058486" text:continue-numbering="true" text:style-name="WW8Num2">
        <text:list-item>
          <text:p text:style-name="P8">Ejemplo. </text:p>
        </text:list-item>
      </text:list>
      <text:p text:style-name="P6">Consultar los apellidos de la tabla EMPLE cuyo oficio sea 'VENDEDOR', 'ANALISTA' o 'EMPLEADO':</text:p>
      <text:p text:style-name="P6"/>
      <text:p text:style-name="P6"/>
      <text:p text:style-name="P6"/>
      <text:p text:style-name="P6"/>
      <text:p text:style-name="P6"/>
      <text:list xml:id="list123619130216926" text:continue-numbering="true" text:style-name="WW8Num2">
        <text:list-item>
          <text:p text:style-name="P8"><text:soft-page-break/>Ejemplo. </text:p>
        </text:list-item>
      </text:list>
      <text:p text:style-name="P6">Consultar los apellidos de la tabla EMPLE cuyo oficio no sea ni 'VENDEDOR' ni 'ANALISTA' ni 'EMPLEADO'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3619690091946" text:continue-numbering="true" text:style-name="WW8Num2">
        <text:list-item>
          <text:p text:style-name="P8">Ejemplo. </text:p>
        </text:list-item>
      </text:list>
      <text:p text:style-name="P6">A partir de la tabla EMPLE, obtener el apellido y el salario de los empleados cuyo SALARIO esté comprendido entre 150000 y 200000, ambos incluidos.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3620312208451" text:continue-numbering="true" text:style-name="WW8Num2">
        <text:list-item>
          <text:p text:style-name="P8">Ejemplo. </text:p>
        </text:list-item>
      </text:list>
      <text:p text:style-name="P6"/>
      <text:p text:style-name="P6">A partir de la tabla EMPLE, obtener el apellido y el salario de los empleados cuyo SALARIO no esté comprendido entre 150000 y 200000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23618576931491" text:continue-numbering="true" text:style-name="WW8Num2">
        <text:list-item>
          <text:p text:style-name="P8">Ejemplo. </text:p>
        </text:list-item>
      </text:list>
      <text:p text:style-name="P6">A partir de la tabla EMPLE, obtener el APELLIDO, SALARIO Y DEPT_NO de los empleados cuyo salario sea mayor de 200000 en los departamentos 10 o 2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3619048171753" text:continue-numbering="true" text:style-name="WW8Num2">
        <text:list-item>
          <text:p text:style-name="P8">Ejemplo. </text:p>
        </text:list-item>
      </text:list>
      <text:p text:style-name="P6">Realizar el ejercicio anterior (la solución segunda) sin utilizar paréntesis y comprobar que el resultado es diferente e incorrecto a la consulta que pide el ejemplo 19.</text:p>
      <text:p text:style-name="P15"/>
      <text:p text:style-name="P15"/>
      <text:p text:style-name="P15"/>
      <text:p text:style-name="P15"/>
      <text:p text:style-name="P15"/>
      <text:p text:style-name="P15"/>
      <text:list xml:id="list123620360181099" text:continue-numbering="true" text:style-name="WW8Num2">
        <text:list-item>
          <text:p text:style-name="P8">Ejemplo. </text:p>
        </text:list-item>
      </text:list>
      <text:p text:style-name="P6">Realizar el ejemplo 19 con el operador IN</text:p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23619470635836" text:continue-numbering="true" text:style-name="WW8Num2">
        <text:list-item>
          <text:p text:style-name="P8">Ejemplo. </text:p>
        </text:list-item>
      </text:list>
      <text:p text:style-name="P4">Visualiza la fecha del sistema en la tabla dua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23619736299572" text:continue-numbering="true" text:style-name="WW8Num2">
        <text:list-item>
          <text:p text:style-name="P8">Ejemplo. </text:p>
        </text:list-item>
      </text:list>
      <text:p text:style-name="P4">A partir de la tabla EMPLE, obtener la fecha de alta, de manera que aparezca el número del mes.</text:p>
      <text:p text:style-name="P16"/>
      <text:p text:style-name="P16"/>
      <text:p text:style-name="P16"/>
      <text:p text:style-name="P14"/>
      <text:p text:style-name="P14"/>
      <text:p text:style-name="P14"/>
      <text:list xml:id="list123618636918369" text:continue-numbering="true" text:style-name="WW8Num2">
        <text:list-item>
          <text:p text:style-name="P8">Ejemplo. </text:p>
        </text:list-item>
      </text:list>
      <text:p text:style-name="P4">Obtener la fecha anterior, de forma que aparezca el año con cuatro cifras</text:p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list xml:id="list123619887474570" text:continue-numbering="true" text:style-name="WW8Num2">
        <text:list-item>
          <text:p text:style-name="P8">Ejemplo. </text:p>
        </text:list-item>
      </text:list>
      <text:p text:style-name="P4">Obtener la fecha de hoy con el siguiente formato:</text:p>
      <text:p text:style-name="P4"/>
      <text:p text:style-name="P4"/>
      <text:p text:style-name="P4"/>
      <text:p text:style-name="P1"/>
      <text:p text:style-name="P1"/>
      <text:p text:style-name="P1"/>
      <text:list xml:id="list123620548507970" text:continue-numbering="true" text:style-name="WW8Num2">
        <text:list-item>
          <text:p text:style-name="P8">Ejemplo. </text:p>
        </text:list-item>
      </text:list>
      <text:p text:style-name="P4">Visualizar los salarios de la tabla EMPLE de manera formateada, el punto para los miles.</text:p>
      <text:p text:style-name="P16"/>
      <text:p text:style-name="P16"/>
      <text:p text:style-name="P16"/>
      <text:p text:style-name="P14"/>
      <text:p text:style-name="P14"/>
      <text:p text:style-name="P14"/>
      <text:list xml:id="list123618523251330" text:continue-numbering="true" text:style-name="WW8Num2">
        <text:list-item>
          <text:p text:style-name="P8">Ejemplo. </text:p>
        </text:list-item>
      </text:list>
      <text:p text:style-name="P4">Cambiar la cadena ‘01012001’ (dia mes y año) a tipo DATE</text:p>
      <text:p text:style-name="P16"/>
      <text:p text:style-name="P16"/>
      <text:p text:style-name="P16"/>
      <text:p text:style-name="P14"/>
      <text:p text:style-name="P14"/>
      <text:p text:style-name="P14"/>
      <text:list xml:id="list123619219433492" text:continue-numbering="true" text:style-name="WW8Num2">
        <text:list-item>
          <text:p text:style-name="P8">Ejemplo. </text:p>
        </text:list-item>
      </text:list>
      <text:p text:style-name="P4">Obtener el mes a partir de la cadena ‘01012001’</text:p>
      <text:p text:style-name="P4"/>
      <text:p text:style-name="P4"/>
      <text:p text:style-name="P4"/>
      <text:p text:style-name="P1"/>
      <text:p text:style-name="P1"/>
      <text:p text:style-name="P1"/>
      <text:list xml:id="list123620218914220" text:continue-numbering="true" text:style-name="WW8Num2">
        <text:list-item>
          <text:p text:style-name="P8">Ejemplo. </text:p>
        </text:list-item>
      </text:list>
      <text:p text:style-name="P4"><text:soft-page-break/>Obtener el día a partir de la cadena ‘01012001’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8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9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St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68cm" fo:margin-bottom="1.903cm" fo:margin-left="1.588cm" fo:margin-right="1.58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RESUELTOS UNIDAD III</dc:title>
    <meta:initial-creator>casa</meta:initial-creator>
    <meta:creation-date>2008-11-07T00:06:00</meta:creation-date>
    <dc:date>2021-10-19T12:36:12.913209098</dc:date>
    <meta:print-date>2021-10-15T13:03:00</meta:print-date>
    <meta:editing-cycles>131</meta:editing-cycles>
    <meta:editing-duration>PT18H36M37S</meta:editing-duration>
    <meta:generator>LibreOffice/6.0.7.3$Linux_X86_64 LibreOffice_project/00m0$Build-3</meta:generator>
    <meta:document-statistic meta:table-count="0" meta:image-count="0" meta:object-count="0" meta:page-count="5" meta:paragraph-count="70" meta:word-count="692" meta:character-count="4189" meta:non-whitespace-character-count="3566"/>
  </office:meta>
</office:document-meta>
</file>